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xercice 3-4 :</text:span><text:line-break/> <text:s/><text:line-break/> <text:s text:c="2"/>4 . Quel est l’affichage produit par le programme suivant? <text:line-break/><text:line-break/> <text:s text:c="2"/>System.out.println(p1); // Personne@73a28541<text:line-break/><text:line-break/><text:span text:style-name="T1"> Exercice 3-5 :</text:span><text:line-break/><text:line-break/> <text:s/>5 . Quel est l’affichage produit par le programme suivant? <text:line-break/><text:line-break/> <text:s text:c="2"/>System.out.println(p1); // Jean Durand a 25 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rra faye</meta:initial-creator>
    <meta:creation-date>2024-01-16T16:21:35.85</meta:creation-date>
    <meta:document-statistic meta:table-count="0" meta:image-count="0" meta:object-count="0" meta:page-count="1" meta:paragraph-count="1" meta:word-count="36" meta:character-count="261"/>
    <dc:date>2024-01-16T16:22:34.12</dc:date>
    <dc:creator>Diarra faye</dc:creator>
    <meta:editing-duration>PT58S</meta:editing-duration>
    <meta:editing-cycles>1</meta:editing-cycles>
    <meta:generator>OpenOffice/4.1.15$Win32 OpenOffice.org_project/4115m2$Build-9813</meta:generator>
  </office:meta>
</office:document-meta>
</file>